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ing" table:style-name="ta1">
        <table:shapes>
          <draw:frame draw:z-index="0" draw:style-name="gr1" draw:text-style-name="P1" svg:width="15.999cm" svg:height="8.999cm" svg:x="12.861cm" svg:y="10.787cm">
            <draw:object draw:notify-on-update-of-ranges="hashing.A1:hashing.A1 hashing.E2:hashing.E72 hashing.B1:hashing.B1 hashing.B2:hashing.B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979cm" svg:y="1.267cm">
            <draw:object draw:notify-on-update-of-ranges="hashing.A1:hashing.A1 hashing.E2:hashing.E22 hashing.B1:hashing.B1 hashing.B2:hashing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formula="of:=[.A2]*1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380.816986" calcext:value-type="float">
            <text:p>380,816986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[.A3]*100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440.666992" calcext:value-type="float">
            <text:p>1440,66699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[.A4]*10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3085.759033" calcext:value-type="float">
            <text:p>3085,759033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0" calcext:value-type="float">
            <text:p>100000</text:p>
          </table:table-cell>
          <table:table-cell table:formula="of:=[.A5]*100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231.438965" calcext:value-type="float">
            <text:p>5231,438965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0" calcext:value-type="float">
            <text:p>100000</text:p>
          </table:table-cell>
          <table:table-cell table:formula="of:=[.A6]*10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7790.40918" calcext:value-type="float">
            <text:p>7790,40918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0" calcext:value-type="float">
            <text:p>100000</text:p>
          </table:table-cell>
          <table:table-cell table:formula="of:=[.A7]*100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0716.537109" calcext:value-type="float">
            <text:p>10716,537109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0" calcext:value-type="float">
            <text:p>100000</text:p>
          </table:table-cell>
          <table:table-cell table:formula="of:=[.A8]*10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3946.936523" calcext:value-type="float">
            <text:p>13946,936523</text:p>
          </table:table-cell>
          <table:table-cell office:value-type="float" office:value="35000" calcext:value-type="float">
            <text:p>35000</text:p>
          </table:table-cell>
          <table:table-cell office:value-type="float" office:value="100000" calcext:value-type="float">
            <text:p>100000</text:p>
          </table:table-cell>
          <table:table-cell table:formula="of:=[.A9]*100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7437.65625" calcext:value-type="float">
            <text:p>17437,65625</text:p>
          </table:table-cell>
          <table:table-cell office:value-type="float" office:value="40000" calcext:value-type="float">
            <text:p>40000</text:p>
          </table:table-cell>
          <table:table-cell office:value-type="float" office:value="100000" calcext:value-type="float">
            <text:p>100000</text:p>
          </table:table-cell>
          <table:table-cell table:formula="of:=[.A10]*10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21155.097656" calcext:value-type="float">
            <text:p>21155,097656</text:p>
          </table:table-cell>
          <table:table-cell office:value-type="float" office:value="45000" calcext:value-type="float">
            <text:p>45000</text:p>
          </table:table-cell>
          <table:table-cell office:value-type="float" office:value="100000" calcext:value-type="float">
            <text:p>100000</text:p>
          </table:table-cell>
          <table:table-cell table:formula="of:=[.A11]*100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5057.933594" calcext:value-type="float">
            <text:p>25057,933594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formula="of:=[.A12]*100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29124.294922" calcext:value-type="float">
            <text:p>29124,294922</text:p>
          </table:table-cell>
          <table:table-cell office:value-type="float" office:value="55000" calcext:value-type="float">
            <text:p>55000</text:p>
          </table:table-cell>
          <table:table-cell office:value-type="float" office:value="100000" calcext:value-type="float">
            <text:p>100000</text:p>
          </table:table-cell>
          <table:table-cell table:formula="of:=[.A13]*100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3332.074219" calcext:value-type="float">
            <text:p>33332,074219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00" calcext:value-type="float">
            <text:p>100000</text:p>
          </table:table-cell>
          <table:table-cell table:formula="of:=[.A14]*10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37653.863281" calcext:value-type="float">
            <text:p>37653,863281</text:p>
          </table:table-cell>
          <table:table-cell office:value-type="float" office:value="65000" calcext:value-type="float">
            <text:p>65000</text:p>
          </table:table-cell>
          <table:table-cell office:value-type="float" office:value="100000" calcext:value-type="float">
            <text:p>100000</text:p>
          </table:table-cell>
          <table:table-cell table:formula="of:=[.A15]*10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42075.273438" calcext:value-type="float">
            <text:p>42075,273438</text:p>
          </table:table-cell>
          <table:table-cell office:value-type="float" office:value="70000" calcext:value-type="float">
            <text:p>70000</text:p>
          </table:table-cell>
          <table:table-cell office:value-type="float" office:value="100000" calcext:value-type="float">
            <text:p>100000</text:p>
          </table:table-cell>
          <table:table-cell table:formula="of:=[.A16]*10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46583.628906" calcext:value-type="float">
            <text:p>46583,628906</text:p>
          </table:table-cell>
          <table:table-cell office:value-type="float" office:value="75000" calcext:value-type="float">
            <text:p>75000</text:p>
          </table:table-cell>
          <table:table-cell office:value-type="float" office:value="100000" calcext:value-type="float">
            <text:p>100000</text:p>
          </table:table-cell>
          <table:table-cell table:formula="of:=[.A17]*100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1163.097656" calcext:value-type="float">
            <text:p>51163,097656</text:p>
          </table:table-cell>
          <table:table-cell office:value-type="float" office:value="80000" calcext:value-type="float">
            <text:p>80000</text:p>
          </table:table-cell>
          <table:table-cell office:value-type="float" office:value="100000" calcext:value-type="float">
            <text:p>100000</text:p>
          </table:table-cell>
          <table:table-cell table:formula="of:=[.A18]*10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55806.984375" calcext:value-type="float">
            <text:p>55806,984375</text:p>
          </table:table-cell>
          <table:table-cell office:value-type="float" office:value="85000" calcext:value-type="float">
            <text:p>85000</text:p>
          </table:table-cell>
          <table:table-cell office:value-type="float" office:value="100000" calcext:value-type="float">
            <text:p>100000</text:p>
          </table:table-cell>
          <table:table-cell table:formula="of:=[.A19]*100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60503.488281" calcext:value-type="float">
            <text:p>60503,488281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0" calcext:value-type="float">
            <text:p>100000</text:p>
          </table:table-cell>
          <table:table-cell table:formula="of:=[.A20]*10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65242.28125" calcext:value-type="float">
            <text:p>65242,28125</text:p>
          </table:table-cell>
          <table:table-cell office:value-type="float" office:value="95000" calcext:value-type="float">
            <text:p>95000</text:p>
          </table:table-cell>
          <table:table-cell office:value-type="float" office:value="100000" calcext:value-type="float">
            <text:p>100000</text:p>
          </table:table-cell>
          <table:table-cell table:formula="of:=[.A21]*100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22.71875" calcext:value-type="float">
            <text:p>70022,71875</text:p>
          </table:table-cell>
          <table:table-cell table:number-columns-repeated="2" office:value-type="float" office:value="100000" calcext:value-type="float">
            <text:p>100000</text:p>
          </table:table-cell>
          <table:table-cell table:formula="of:=[.A22]*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74832.109375" calcext:value-type="float">
            <text:p>74832,10937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0000" calcext:value-type="float">
            <text:p>100000</text:p>
          </table:table-cell>
          <table:table-cell table:formula="of:=[.A23]*100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79671.554688" calcext:value-type="float">
            <text:p>79671,554688</text:p>
          </table:table-cell>
          <table:table-cell office:value-type="float" office:value="110000" calcext:value-type="float">
            <text:p>110000</text:p>
          </table:table-cell>
          <table:table-cell office:value-type="float" office:value="100000" calcext:value-type="float">
            <text:p>100000</text:p>
          </table:table-cell>
          <table:table-cell table:formula="of:=[.A24]*10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84534.296875" calcext:value-type="float">
            <text:p>84534,296875</text:p>
          </table:table-cell>
          <table:table-cell office:value-type="float" office:value="115000" calcext:value-type="float">
            <text:p>115000</text:p>
          </table:table-cell>
          <table:table-cell office:value-type="float" office:value="100000" calcext:value-type="float">
            <text:p>100000</text:p>
          </table:table-cell>
          <table:table-cell table:formula="of:=[.A25]*100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89416.585938" calcext:value-type="float">
            <text:p>89416,585938</text:p>
          </table:table-cell>
          <table:table-cell office:value-type="float" office:value="119999" calcext:value-type="float">
            <text:p>119999</text:p>
          </table:table-cell>
          <table:table-cell office:value-type="float" office:value="100000" calcext:value-type="float">
            <text:p>100000</text:p>
          </table:table-cell>
          <table:table-cell table:formula="of:=[.A26]*10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94318.03125" calcext:value-type="float">
            <text:p>94318,03125</text:p>
          </table:table-cell>
          <table:table-cell office:value-type="float" office:value="124999" calcext:value-type="float">
            <text:p>124999</text:p>
          </table:table-cell>
          <table:table-cell office:value-type="float" office:value="100000" calcext:value-type="float">
            <text:p>100000</text:p>
          </table:table-cell>
          <table:table-cell table:formula="of:=[.A27]*100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99233.351563" calcext:value-type="float">
            <text:p>99233,351563</text:p>
          </table:table-cell>
          <table:table-cell office:value-type="float" office:value="129999" calcext:value-type="float">
            <text:p>129999</text:p>
          </table:table-cell>
          <table:table-cell office:value-type="float" office:value="100000" calcext:value-type="float">
            <text:p>100000</text:p>
          </table:table-cell>
          <table:table-cell table:formula="of:=[.A28]*10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04160.226563" calcext:value-type="float">
            <text:p>104160,226563</text:p>
          </table:table-cell>
          <table:table-cell office:value-type="float" office:value="134999" calcext:value-type="float">
            <text:p>134999</text:p>
          </table:table-cell>
          <table:table-cell office:value-type="float" office:value="100000" calcext:value-type="float">
            <text:p>100000</text:p>
          </table:table-cell>
          <table:table-cell table:formula="of:=[.A29]*100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09098.304688" calcext:value-type="float">
            <text:p>109098,304688</text:p>
          </table:table-cell>
          <table:table-cell office:value-type="float" office:value="139999" calcext:value-type="float">
            <text:p>139999</text:p>
          </table:table-cell>
          <table:table-cell office:value-type="float" office:value="100000" calcext:value-type="float">
            <text:p>100000</text:p>
          </table:table-cell>
          <table:table-cell table:formula="of:=[.A30]*10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14046.15625" calcext:value-type="float">
            <text:p>114046,15625</text:p>
          </table:table-cell>
          <table:table-cell office:value-type="float" office:value="144999" calcext:value-type="float">
            <text:p>144999</text:p>
          </table:table-cell>
          <table:table-cell office:value-type="float" office:value="100000" calcext:value-type="float">
            <text:p>100000</text:p>
          </table:table-cell>
          <table:table-cell table:formula="of:=[.A31]*100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18999.953125" calcext:value-type="float">
            <text:p>118999,953125</text:p>
          </table:table-cell>
          <table:table-cell office:value-type="float" office:value="149999" calcext:value-type="float">
            <text:p>149999</text:p>
          </table:table-cell>
          <table:table-cell office:value-type="float" office:value="100000" calcext:value-type="float">
            <text:p>100000</text:p>
          </table:table-cell>
          <table:table-cell table:formula="of:=[.A32]*1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23962.4375" calcext:value-type="float">
            <text:p>123962,4375</text:p>
          </table:table-cell>
          <table:table-cell office:value-type="float" office:value="154999" calcext:value-type="float">
            <text:p>154999</text:p>
          </table:table-cell>
          <table:table-cell office:value-type="float" office:value="100000" calcext:value-type="float">
            <text:p>100000</text:p>
          </table:table-cell>
          <table:table-cell table:formula="of:=[.A33]*100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28930.148438" calcext:value-type="float">
            <text:p>128930,148438</text:p>
          </table:table-cell>
          <table:table-cell office:value-type="float" office:value="159999" calcext:value-type="float">
            <text:p>159999</text:p>
          </table:table-cell>
          <table:table-cell office:value-type="float" office:value="100000" calcext:value-type="float">
            <text:p>100000</text:p>
          </table:table-cell>
          <table:table-cell table:formula="of:=[.A34]*10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133901.703125" calcext:value-type="float">
            <text:p>133901,703125</text:p>
          </table:table-cell>
          <table:table-cell office:value-type="float" office:value="164999" calcext:value-type="float">
            <text:p>164999</text:p>
          </table:table-cell>
          <table:table-cell office:value-type="float" office:value="100000" calcext:value-type="float">
            <text:p>100000</text:p>
          </table:table-cell>
          <table:table-cell table:formula="of:=[.A35]*100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38878.375" calcext:value-type="float">
            <text:p>138878,375</text:p>
          </table:table-cell>
          <table:table-cell office:value-type="float" office:value="169999" calcext:value-type="float">
            <text:p>169999</text:p>
          </table:table-cell>
          <table:table-cell office:value-type="float" office:value="100000" calcext:value-type="float">
            <text:p>100000</text:p>
          </table:table-cell>
          <table:table-cell table:formula="of:=[.A36]*10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143857.546875" calcext:value-type="float">
            <text:p>143857,546875</text:p>
          </table:table-cell>
          <table:table-cell office:value-type="float" office:value="174999" calcext:value-type="float">
            <text:p>174999</text:p>
          </table:table-cell>
          <table:table-cell office:value-type="float" office:value="100000" calcext:value-type="float">
            <text:p>100000</text:p>
          </table:table-cell>
          <table:table-cell table:formula="of:=[.A37]*100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148840.203125" calcext:value-type="float">
            <text:p>148840,203125</text:p>
          </table:table-cell>
          <table:table-cell office:value-type="float" office:value="179999" calcext:value-type="float">
            <text:p>179999</text:p>
          </table:table-cell>
          <table:table-cell office:value-type="float" office:value="100000" calcext:value-type="float">
            <text:p>100000</text:p>
          </table:table-cell>
          <table:table-cell table:formula="of:=[.A38]*10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153824.5625" calcext:value-type="float">
            <text:p>153824,5625</text:p>
          </table:table-cell>
          <table:table-cell office:value-type="float" office:value="184999" calcext:value-type="float">
            <text:p>184999</text:p>
          </table:table-cell>
          <table:table-cell office:value-type="float" office:value="100000" calcext:value-type="float">
            <text:p>100000</text:p>
          </table:table-cell>
          <table:table-cell table:formula="of:=[.A39]*100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58811.921875" calcext:value-type="float">
            <text:p>158811,921875</text:p>
          </table:table-cell>
          <table:table-cell office:value-type="float" office:value="189999" calcext:value-type="float">
            <text:p>189999</text:p>
          </table:table-cell>
          <table:table-cell office:value-type="float" office:value="100000" calcext:value-type="float">
            <text:p>100000</text:p>
          </table:table-cell>
          <table:table-cell table:formula="of:=[.A40]*100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163800.4375" calcext:value-type="float">
            <text:p>163800,4375</text:p>
          </table:table-cell>
          <table:table-cell office:value-type="float" office:value="194999" calcext:value-type="float">
            <text:p>194999</text:p>
          </table:table-cell>
          <table:table-cell office:value-type="float" office:value="100000" calcext:value-type="float">
            <text:p>100000</text:p>
          </table:table-cell>
          <table:table-cell table:formula="of:=[.A41]*100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791.515625" calcext:value-type="float">
            <text:p>168791,515625</text:p>
          </table:table-cell>
          <table:table-cell office:value-type="float" office:value="199999" calcext:value-type="float">
            <text:p>199999</text:p>
          </table:table-cell>
          <table:table-cell office:value-type="float" office:value="100000" calcext:value-type="float">
            <text:p>100000</text:p>
          </table:table-cell>
          <table:table-cell table:formula="of:=[.A42]*10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173783.359375" calcext:value-type="float">
            <text:p>173783,359375</text:p>
          </table:table-cell>
          <table:table-cell office:value-type="float" office:value="204999" calcext:value-type="float">
            <text:p>204999</text:p>
          </table:table-cell>
          <table:table-cell office:value-type="float" office:value="100000" calcext:value-type="float">
            <text:p>100000</text:p>
          </table:table-cell>
          <table:table-cell table:formula="of:=[.A43]*100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178776.4375" calcext:value-type="float">
            <text:p>178776,4375</text:p>
          </table:table-cell>
          <table:table-cell office:value-type="float" office:value="209999" calcext:value-type="float">
            <text:p>209999</text:p>
          </table:table-cell>
          <table:table-cell office:value-type="float" office:value="100000" calcext:value-type="float">
            <text:p>100000</text:p>
          </table:table-cell>
          <table:table-cell table:formula="of:=[.A44]*10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183770.265625" calcext:value-type="float">
            <text:p>183770,265625</text:p>
          </table:table-cell>
          <table:table-cell office:value-type="float" office:value="214999" calcext:value-type="float">
            <text:p>214999</text:p>
          </table:table-cell>
          <table:table-cell office:value-type="float" office:value="100000" calcext:value-type="float">
            <text:p>100000</text:p>
          </table:table-cell>
          <table:table-cell table:formula="of:=[.A45]*100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188765.171875" calcext:value-type="float">
            <text:p>188765,171875</text:p>
          </table:table-cell>
          <table:table-cell office:value-type="float" office:value="219999" calcext:value-type="float">
            <text:p>219999</text:p>
          </table:table-cell>
          <table:table-cell office:value-type="float" office:value="100000" calcext:value-type="float">
            <text:p>100000</text:p>
          </table:table-cell>
          <table:table-cell table:formula="of:=[.A46]*10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193760.890625" calcext:value-type="float">
            <text:p>193760,890625</text:p>
          </table:table-cell>
          <table:table-cell office:value-type="float" office:value="224999" calcext:value-type="float">
            <text:p>224999</text:p>
          </table:table-cell>
          <table:table-cell office:value-type="float" office:value="100000" calcext:value-type="float">
            <text:p>100000</text:p>
          </table:table-cell>
          <table:table-cell table:formula="of:=[.A47]*100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98756.4375" calcext:value-type="float">
            <text:p>198756,4375</text:p>
          </table:table-cell>
          <table:table-cell office:value-type="float" office:value="229999" calcext:value-type="float">
            <text:p>229999</text:p>
          </table:table-cell>
          <table:table-cell office:value-type="float" office:value="100000" calcext:value-type="float">
            <text:p>100000</text:p>
          </table:table-cell>
          <table:table-cell table:formula="of:=[.A48]*10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203753.046875" calcext:value-type="float">
            <text:p>203753,046875</text:p>
          </table:table-cell>
          <table:table-cell office:value-type="float" office:value="234999" calcext:value-type="float">
            <text:p>234999</text:p>
          </table:table-cell>
          <table:table-cell office:value-type="float" office:value="100000" calcext:value-type="float">
            <text:p>100000</text:p>
          </table:table-cell>
          <table:table-cell table:formula="of:=[.A49]*100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208750.078125" calcext:value-type="float">
            <text:p>208750,078125</text:p>
          </table:table-cell>
          <table:table-cell office:value-type="float" office:value="239999" calcext:value-type="float">
            <text:p>239999</text:p>
          </table:table-cell>
          <table:table-cell office:value-type="float" office:value="100000" calcext:value-type="float">
            <text:p>100000</text:p>
          </table:table-cell>
          <table:table-cell table:formula="of:=[.A50]*100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213747.65625" calcext:value-type="float">
            <text:p>213747,65625</text:p>
          </table:table-cell>
          <table:table-cell office:value-type="float" office:value="244999" calcext:value-type="float">
            <text:p>244999</text:p>
          </table:table-cell>
          <table:table-cell office:value-type="float" office:value="100000" calcext:value-type="float">
            <text:p>100000</text:p>
          </table:table-cell>
          <table:table-cell table:formula="of:=[.A51]*100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18744.6875" calcext:value-type="float">
            <text:p>218744,6875</text:p>
          </table:table-cell>
          <table:table-cell office:value-type="float" office:value="249999" calcext:value-type="float">
            <text:p>249999</text:p>
          </table:table-cell>
          <table:table-cell office:value-type="float" office:value="100000" calcext:value-type="float">
            <text:p>100000</text:p>
          </table:table-cell>
          <table:table-cell table:formula="of:=[.A52]*10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223742.65625" calcext:value-type="float">
            <text:p>223742,65625</text:p>
          </table:table-cell>
          <table:table-cell office:value-type="float" office:value="254999" calcext:value-type="float">
            <text:p>254999</text:p>
          </table:table-cell>
          <table:table-cell office:value-type="float" office:value="100000" calcext:value-type="float">
            <text:p>100000</text:p>
          </table:table-cell>
          <table:table-cell table:formula="of:=[.A53]*100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228740.984375" calcext:value-type="float">
            <text:p>228740,984375</text:p>
          </table:table-cell>
          <table:table-cell office:value-type="float" office:value="259999" calcext:value-type="float">
            <text:p>259999</text:p>
          </table:table-cell>
          <table:table-cell office:value-type="float" office:value="100000" calcext:value-type="float">
            <text:p>100000</text:p>
          </table:table-cell>
          <table:table-cell table:formula="of:=[.A54]*100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233739.28125" calcext:value-type="float">
            <text:p>233739,28125</text:p>
          </table:table-cell>
          <table:table-cell office:value-type="float" office:value="264999" calcext:value-type="float">
            <text:p>264999</text:p>
          </table:table-cell>
          <table:table-cell office:value-type="float" office:value="100000" calcext:value-type="float">
            <text:p>100000</text:p>
          </table:table-cell>
          <table:table-cell table:formula="of:=[.A55]*100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38737.453125" calcext:value-type="float">
            <text:p>238737,453125</text:p>
          </table:table-cell>
          <table:table-cell office:value-type="float" office:value="269999" calcext:value-type="float">
            <text:p>269999</text:p>
          </table:table-cell>
          <table:table-cell office:value-type="float" office:value="100000" calcext:value-type="float">
            <text:p>100000</text:p>
          </table:table-cell>
          <table:table-cell table:formula="of:=[.A56]*100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243736.171875" calcext:value-type="float">
            <text:p>243736,171875</text:p>
          </table:table-cell>
          <table:table-cell office:value-type="float" office:value="274999" calcext:value-type="float">
            <text:p>274999</text:p>
          </table:table-cell>
          <table:table-cell office:value-type="float" office:value="100000" calcext:value-type="float">
            <text:p>100000</text:p>
          </table:table-cell>
          <table:table-cell table:formula="of:=[.A57]*100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248734.71875" calcext:value-type="float">
            <text:p>248734,71875</text:p>
          </table:table-cell>
          <table:table-cell office:value-type="float" office:value="279999" calcext:value-type="float">
            <text:p>279999</text:p>
          </table:table-cell>
          <table:table-cell office:value-type="float" office:value="100000" calcext:value-type="float">
            <text:p>100000</text:p>
          </table:table-cell>
          <table:table-cell table:formula="of:=[.A58]*100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253733.53125" calcext:value-type="float">
            <text:p>253733,53125</text:p>
          </table:table-cell>
          <table:table-cell office:value-type="float" office:value="284999" calcext:value-type="float">
            <text:p>284999</text:p>
          </table:table-cell>
          <table:table-cell office:value-type="float" office:value="100000" calcext:value-type="float">
            <text:p>100000</text:p>
          </table:table-cell>
          <table:table-cell table:formula="of:=[.A59]*100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58732.34375" calcext:value-type="float">
            <text:p>258732,34375</text:p>
          </table:table-cell>
          <table:table-cell office:value-type="float" office:value="289999" calcext:value-type="float">
            <text:p>289999</text:p>
          </table:table-cell>
          <table:table-cell office:value-type="float" office:value="100000" calcext:value-type="float">
            <text:p>100000</text:p>
          </table:table-cell>
          <table:table-cell table:formula="of:=[.A60]*100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263731" calcext:value-type="float">
            <text:p>263731</text:p>
          </table:table-cell>
          <table:table-cell office:value-type="float" office:value="294999" calcext:value-type="float">
            <text:p>294999</text:p>
          </table:table-cell>
          <table:table-cell office:value-type="float" office:value="100000" calcext:value-type="float">
            <text:p>100000</text:p>
          </table:table-cell>
          <table:table-cell table:formula="of:=[.A61]*100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8730.0625" calcext:value-type="float">
            <text:p>268730,0625</text:p>
          </table:table-cell>
          <table:table-cell office:value-type="float" office:value="299999" calcext:value-type="float">
            <text:p>299999</text:p>
          </table:table-cell>
          <table:table-cell office:value-type="float" office:value="100000" calcext:value-type="float">
            <text:p>100000</text:p>
          </table:table-cell>
          <table:table-cell table:formula="of:=[.A62]*1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273729.28125" calcext:value-type="float">
            <text:p>273729,28125</text:p>
          </table:table-cell>
          <table:table-cell office:value-type="float" office:value="304999" calcext:value-type="float">
            <text:p>304999</text:p>
          </table:table-cell>
          <table:table-cell office:value-type="float" office:value="100000" calcext:value-type="float">
            <text:p>100000</text:p>
          </table:table-cell>
          <table:table-cell table:formula="of:=[.A63]*100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78728.28125" calcext:value-type="float">
            <text:p>278728,28125</text:p>
          </table:table-cell>
          <table:table-cell office:value-type="float" office:value="309999" calcext:value-type="float">
            <text:p>309999</text:p>
          </table:table-cell>
          <table:table-cell office:value-type="float" office:value="100000" calcext:value-type="float">
            <text:p>100000</text:p>
          </table:table-cell>
          <table:table-cell table:formula="of:=[.A64]*100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283727.1875" calcext:value-type="float">
            <text:p>283727,1875</text:p>
          </table:table-cell>
          <table:table-cell office:value-type="float" office:value="314999" calcext:value-type="float">
            <text:p>314999</text:p>
          </table:table-cell>
          <table:table-cell office:value-type="float" office:value="100000" calcext:value-type="float">
            <text:p>100000</text:p>
          </table:table-cell>
          <table:table-cell table:formula="of:=[.A65]*100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88726.09375" calcext:value-type="float">
            <text:p>288726,09375</text:p>
          </table:table-cell>
          <table:table-cell office:value-type="float" office:value="319999" calcext:value-type="float">
            <text:p>319999</text:p>
          </table:table-cell>
          <table:table-cell office:value-type="float" office:value="100000" calcext:value-type="float">
            <text:p>100000</text:p>
          </table:table-cell>
          <table:table-cell table:formula="of:=[.A66]*100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293725.28125" calcext:value-type="float">
            <text:p>293725,28125</text:p>
          </table:table-cell>
          <table:table-cell office:value-type="float" office:value="324999" calcext:value-type="float">
            <text:p>324999</text:p>
          </table:table-cell>
          <table:table-cell office:value-type="float" office:value="100000" calcext:value-type="float">
            <text:p>100000</text:p>
          </table:table-cell>
          <table:table-cell table:formula="of:=[.A67]*100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98724.5625" calcext:value-type="float">
            <text:p>298724,5625</text:p>
          </table:table-cell>
          <table:table-cell office:value-type="float" office:value="329999" calcext:value-type="float">
            <text:p>329999</text:p>
          </table:table-cell>
          <table:table-cell office:value-type="float" office:value="100000" calcext:value-type="float">
            <text:p>100000</text:p>
          </table:table-cell>
          <table:table-cell table:formula="of:=[.A68]*100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303723.59375" calcext:value-type="float">
            <text:p>303723,59375</text:p>
          </table:table-cell>
          <table:table-cell office:value-type="float" office:value="334999" calcext:value-type="float">
            <text:p>334999</text:p>
          </table:table-cell>
          <table:table-cell office:value-type="float" office:value="100000" calcext:value-type="float">
            <text:p>100000</text:p>
          </table:table-cell>
          <table:table-cell table:formula="of:=[.A69]*100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308723.03125" calcext:value-type="float">
            <text:p>308723,03125</text:p>
          </table:table-cell>
          <table:table-cell office:value-type="float" office:value="339999" calcext:value-type="float">
            <text:p>339999</text:p>
          </table:table-cell>
          <table:table-cell office:value-type="float" office:value="100000" calcext:value-type="float">
            <text:p>100000</text:p>
          </table:table-cell>
          <table:table-cell table:formula="of:=[.A70]*100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313721.875" calcext:value-type="float">
            <text:p>313721,875</text:p>
          </table:table-cell>
          <table:table-cell office:value-type="float" office:value="344999" calcext:value-type="float">
            <text:p>344999</text:p>
          </table:table-cell>
          <table:table-cell office:value-type="float" office:value="100000" calcext:value-type="float">
            <text:p>100000</text:p>
          </table:table-cell>
          <table:table-cell table:formula="of:=[.A71]*100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18720.90625" calcext:value-type="float">
            <text:p>318720,90625</text:p>
          </table:table-cell>
          <table:table-cell office:value-type="float" office:value="349999" calcext:value-type="float">
            <text:p>349999</text:p>
          </table:table-cell>
          <table:table-cell office:value-type="float" office:value="100000" calcext:value-type="float">
            <text:p>100000</text:p>
          </table:table-cell>
          <table:table-cell table:formula="of:=[.A72]*100" office:value-type="float" office:value="350" calcext:value-type="float">
            <text:p>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8T21:10:38.994740419</dc:date>
    <meta:editing-duration>PT2H41M30S</meta:editing-duration>
    <meta:editing-cycles>1</meta:editing-cycles>
    <meta:document-statistic meta:table-count="1" meta:cell-count="359" meta:object-count="2"/>
    <meta:generator>LibreOffice/7.1.3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ashing.A1:hashing.B1 hashing.E2:hashing.E72 hashing.B2:hashing.B72" chart:data-source-has-labels="row" svg:x="1.331cm" svg:y="0.18cm" svg:width="14.349cm" svg:height="7.659cm">
          <chart:coordinate-region svg:x="2.693cm" svg:y="0.379cm" svg:width="12.707cm" svg:height="6.813cm"/>
          <chart:axis chart:dimension="x" chart:name="primary-x" chart:style-name="ch3">
            <chart:title svg:x="6.133cm" svg:y="8.019cm" chart:style-name="ch4">
              <text:p>Füllstand der Hash-Tabelle in %</text:p>
            </chart:title>
          </chart:axis>
          <chart:axis chart:dimension="y" chart:name="primary-y" chart:style-name="ch5">
            <chart:title svg:x="0.451cm" svg:y="5.693cm" chart:style-name="ch6">
              <text:p>Anzahl der Kollisionen</text:p>
            </chart:title>
            <chart:grid chart:style-name="ch7" chart:class="major"/>
          </chart:axis>
          <chart:series chart:style-name="ch8" chart:values-cell-range-address="hashing.B2:hashing.B72" chart:label-cell-address="hashing.B1:hashing.B1" chart:class="chart:scatter">
            <chart:domain table:cell-range-address="hashing.E2:hashing.E72"/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collisions</text:p>
                <draw:g>
                  <svg:desc>hashing.B1:hashin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ashing.E2:hashing.E72</svg:desc>
                </draw:g>
              </table:table-cell>
              <table:table-cell office:value-type="float" office:value="0">
                <text:p>0</text:p>
                <draw:g>
                  <svg:desc>hashing.B2:hashing.B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0.816986">
                <text:p>380.816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40.666992">
                <text:p>1440.666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085.759033">
                <text:p>3085.759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31.438965">
                <text:p>5231.438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790.40918">
                <text:p>7790.40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716.537109">
                <text:p>10716.537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946.936523">
                <text:p>13946.936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7437.65625">
                <text:p>17437.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155.097656">
                <text:p>21155.097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5057.933594">
                <text:p>25057.933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9124.294922">
                <text:p>29124.294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33332.074219">
                <text:p>33332.074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7653.863281">
                <text:p>37653.8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42075.273438">
                <text:p>42075.273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6583.628906">
                <text:p>46583.628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51163.097656">
                <text:p>51163.097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55806.984375">
                <text:p>55806.98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60503.488281">
                <text:p>60503.488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65242.28125">
                <text:p>65242.2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70022.71875">
                <text:p>70022.71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74832.109375">
                <text:p>74832.109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9671.554688">
                <text:p>79671.554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84534.296875">
                <text:p>84534.29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89416.585938">
                <text:p>89416.585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94318.03125">
                <text:p>94318.0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99233.351563">
                <text:p>99233.351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04160.226563">
                <text:p>104160.226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09098.304688">
                <text:p>109098.304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14046.15625">
                <text:p>114046.15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18999.953125">
                <text:p>118999.95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23962.4375">
                <text:p>123962.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28930.148438">
                <text:p>128930.1484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33901.703125">
                <text:p>133901.70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38878.375">
                <text:p>138878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43857.546875">
                <text:p>143857.54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48840.203125">
                <text:p>148840.203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53824.5625">
                <text:p>153824.5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58811.921875">
                <text:p>158811.9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63800.4375">
                <text:p>163800.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68791.515625">
                <text:p>168791.515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73783.359375">
                <text:p>173783.35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78776.4375">
                <text:p>178776.4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83770.265625">
                <text:p>183770.26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88765.171875">
                <text:p>188765.171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93760.890625">
                <text:p>193760.8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98756.4375">
                <text:p>198756.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03753.046875">
                <text:p>203753.04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08750.078125">
                <text:p>208750.07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213747.65625">
                <text:p>213747.65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218744.6875">
                <text:p>218744.6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223742.65625">
                <text:p>223742.6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228740.984375">
                <text:p>228740.98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33739.28125">
                <text:p>233739.28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238737.453125">
                <text:p>238737.453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3736.171875">
                <text:p>243736.171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248734.71875">
                <text:p>248734.71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53733.53125">
                <text:p>253733.53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58732.34375">
                <text:p>258732.34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263731">
                <text:p>2637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68730.0625">
                <text:p>268730.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73729.28125">
                <text:p>273729.28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78728.28125">
                <text:p>278728.28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83727.1875">
                <text:p>283727.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88726.09375">
                <text:p>288726.09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93725.28125">
                <text:p>293725.28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98724.5625">
                <text:p>298724.5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303723.59375">
                <text:p>303723.5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308723.03125">
                <text:p>308723.03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313721.875">
                <text:p>313721.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318720.90625">
                <text:p>318720.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ashing.A1:hashing.B1 hashing.E2:hashing.E22 hashing.B2:hashing.B22" chart:data-source-has-labels="row" svg:x="1.331cm" svg:y="0.18cm" svg:width="14.349cm" svg:height="7.659cm">
          <chart:coordinate-region svg:x="2.508cm" svg:y="0.379cm" svg:width="12.893cm" svg:height="6.813cm"/>
          <chart:axis chart:dimension="x" chart:name="primary-x" chart:style-name="ch3">
            <chart:title svg:x="6.133cm" svg:y="8.019cm" chart:style-name="ch4">
              <text:p>Füllstand der Hash-Tabelle in %</text:p>
            </chart:title>
          </chart:axis>
          <chart:axis chart:dimension="y" chart:name="primary-y" chart:style-name="ch5">
            <chart:title svg:x="0.451cm" svg:y="5.693cm" chart:style-name="ch6">
              <text:p>Anzahl der Kollisionen</text:p>
            </chart:title>
            <chart:grid chart:style-name="ch7" chart:class="major"/>
          </chart:axis>
          <chart:series chart:style-name="ch8" chart:values-cell-range-address="hashing.B2:hashing.B22" chart:label-cell-address="hashing.B1:hashing.B1" chart:class="chart:scatter">
            <chart:domain table:cell-range-address="hashing.E2:hashing.E22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collisions</text:p>
                <draw:g>
                  <svg:desc>hashing.B1:hashin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ashing.E2:hashing.E22</svg:desc>
                </draw:g>
              </table:table-cell>
              <table:table-cell office:value-type="float" office:value="0">
                <text:p>0</text:p>
                <draw:g>
                  <svg:desc>hashing.B2:hashing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0.816986">
                <text:p>380.816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40.666992">
                <text:p>1440.666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085.759033">
                <text:p>3085.759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31.438965">
                <text:p>5231.438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7790.40918">
                <text:p>7790.40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716.537109">
                <text:p>10716.537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946.936523">
                <text:p>13946.936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7437.65625">
                <text:p>17437.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155.097656">
                <text:p>21155.097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5057.933594">
                <text:p>25057.933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9124.294922">
                <text:p>29124.294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33332.074219">
                <text:p>33332.074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7653.863281">
                <text:p>37653.8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42075.273438">
                <text:p>42075.273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6583.628906">
                <text:p>46583.628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51163.097656">
                <text:p>51163.097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55806.984375">
                <text:p>55806.984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60503.488281">
                <text:p>60503.488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65242.28125">
                <text:p>65242.2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70022.71875">
                <text:p>70022.71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